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1dec9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fo:color="#212529" loext:opacity="100%" style:font-name="Open Sans" fo:letter-spacing="normal" fo:font-style="normal" fo:font-weight="normal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80013809837_49"/><text:span text:style-name="T3">Tema 3. Apartado 3.1.6.<text:line-break/>"Explicación de términos de usabilidad y accesibilidad"</text:span></text:h>
      <text:p text:style-name="Standard"/>
      <text:p text:style-name="P3">ENUNCIADO</text:p>
      <text:p text:style-name="P5">Tanto “usabilidad” como “accesibilidad” web son dos elementos presentes en el universo digital. Es fundamental que la interfaz del usuario no sea un problema para una navegación rápida y fluida, en definitiva, debe ser amigable e intuitiva.</text:p>
      <text:p text:style-name="P5">Para mejorar la experiencia del usuario a la hora de diseñar una web, hay dos términos que hay que tener en cuenta. Son términos que se influyen mutuamente pero que no son intercambiables pues no hacen referencia a los mismos conceptos.</text:p>
      <text:p text:style-name="P5">Por tanto, para tener una idea clara de ambos, le solicitamos:</text:p>
      <text:list text:style-name="L1">
        <text:list-item>
          <text:p text:style-name="P6">Describa en qué consisten los términos: <text:span text:style-name="T1">accesibilidad</text:span> y <text:span text:style-name="T1">usabilidad</text:span>.</text:p>
        </text:list-item>
        <text:list-item>
          <text:p text:style-name="P7">Qué criterios hay que tener en cuenta para que ambos términos sean aplicables a una página web.</text:p>
        </text:list-item>
        <text:list-item>
          <text:p text:style-name="P7">Explique cómo su aplicación permitiría una mejor navegación y comprensión por parte de los usuarios.</text:p>
        </text:list-item>
      </text:list>
      <text:p text:style-name="P2"><text:line-break/><text:line-break/></text:p>
      <text:p text:style-name="P5"><text:span text:style-name="T2">Actividad asociada al CE1.6:</text:span><text:line-break/>Explicar los criterios de «usabilidad» y accesibilidad a los contenidos de páginas web, para permitir una mejor calidad de navegación y comprensión de los usuarios, teniendo en cuenta criterios definidos y normativa estándar de accesibilidad y «usabilidad».<text:line-break/><text:line-break/><text:line-break/><text:span text:style-name="T2">Duración</text:span>: 20’.</text:p>
      <text:p text:style-name="P5"><text:span text:style-name="T2">Criterios de corrección:</text:span> la valoración máxima de esta actividad es de 10 puntos repartidos entre los siguientes criterios:</text:p>
      <text:p text:style-name="P5">1. Estructurar la información aportada con orden jerárquico y sentido. <text:s/>(2 puntos) <text:line-break/>2. Dar respuesta coherente y justificada a lo requerido. <text:s/>(4 puntos)<text:line-break/>3. Grado de profundidad de la exposición. <text:s/>(3 puntos)<text:line-break/>4. Cumplimiento de entrega plazos establecidos (1 punt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8T16:31:46.202000000</meta:creation-date>
    <dc:date>2023-03-28T16:41:30.350000000</dc:date>
    <meta:editing-duration>PT9M44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2" meta:word-count="246" meta:character-count="1581" meta:non-whitespace-character-count="1341"/>
  </office:meta>
</office:document-meta>
</file>